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98f7b" officeooo:paragraph-rsid="0009ea90"/>
    </style:style>
    <style:style style:name="P2" style:family="paragraph" style:parent-style-name="Text_20_body">
      <style:text-properties officeooo:rsid="00098f7b" officeooo:paragraph-rsid="001f9111"/>
    </style:style>
    <style:style style:name="P3" style:family="paragraph" style:parent-style-name="Text_20_body">
      <style:text-properties officeooo:rsid="00098f7b" officeooo:paragraph-rsid="0021bb39"/>
    </style:style>
    <style:style style:name="P4" style:family="paragraph" style:parent-style-name="Text_20_body">
      <style:text-properties officeooo:rsid="000d2b37" officeooo:paragraph-rsid="000d2b37"/>
    </style:style>
    <style:style style:name="P5" style:family="paragraph" style:parent-style-name="Text_20_body">
      <style:text-properties officeooo:rsid="000f03b5" officeooo:paragraph-rsid="000f03b5"/>
    </style:style>
    <style:style style:name="P6" style:family="paragraph" style:parent-style-name="Text_20_body">
      <style:text-properties officeooo:rsid="000f8c1a" officeooo:paragraph-rsid="000f8c1a"/>
    </style:style>
    <style:style style:name="P7" style:family="paragraph" style:parent-style-name="Text_20_body">
      <style:text-properties officeooo:rsid="000fe963" officeooo:paragraph-rsid="000fe963"/>
    </style:style>
    <style:style style:name="P8" style:family="paragraph" style:parent-style-name="Text_20_body">
      <style:text-properties officeooo:rsid="00118c5d" officeooo:paragraph-rsid="00118c5d"/>
    </style:style>
    <style:style style:name="P9" style:family="paragraph" style:parent-style-name="Text_20_body">
      <style:text-properties officeooo:paragraph-rsid="00118c5d"/>
    </style:style>
    <style:style style:name="P10" style:family="paragraph" style:parent-style-name="Text_20_body">
      <style:text-properties fo:language="fr" fo:country="FR" officeooo:paragraph-rsid="00118c5d"/>
    </style:style>
    <style:style style:name="P11" style:family="paragraph" style:parent-style-name="Text_20_body">
      <style:text-properties fo:language="fr" fo:country="FR" officeooo:rsid="00120a49" officeooo:paragraph-rsid="00120a49"/>
    </style:style>
    <style:style style:name="P12" style:family="paragraph" style:parent-style-name="Text_20_body">
      <style:text-properties fo:language="fr" fo:country="FR" officeooo:paragraph-rsid="002f6cff"/>
    </style:style>
    <style:style style:name="P13" style:family="paragraph" style:parent-style-name="Text_20_body">
      <style:text-properties fo:language="en" fo:country="US" officeooo:paragraph-rsid="00120a49"/>
    </style:style>
    <style:style style:name="P14" style:family="paragraph" style:parent-style-name="Text_20_body">
      <style:text-properties fo:language="en" fo:country="US" officeooo:paragraph-rsid="002c4b19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text-align="start" style:justify-single-word="false"/>
      <style:text-properties officeooo:paragraph-rsid="002f6cff"/>
    </style:style>
    <style:style style:name="P17" style:family="paragraph" style:parent-style-name="Text_20_body">
      <style:text-properties officeooo:rsid="00158b7a" officeooo:paragraph-rsid="00158b7a"/>
    </style:style>
    <style:style style:name="P18" style:family="paragraph" style:parent-style-name="Text_20_body">
      <style:text-properties officeooo:rsid="00168d19" officeooo:paragraph-rsid="00168d19"/>
    </style:style>
    <style:style style:name="P19" style:family="paragraph" style:parent-style-name="Text_20_body">
      <style:text-properties officeooo:rsid="00194a4a" officeooo:paragraph-rsid="00194a4a"/>
    </style:style>
    <style:style style:name="P20" style:family="paragraph" style:parent-style-name="Text_20_body">
      <style:text-properties officeooo:rsid="001ae8db" officeooo:paragraph-rsid="001ae8db"/>
    </style:style>
    <style:style style:name="P21" style:family="paragraph" style:parent-style-name="Text_20_body">
      <style:text-properties officeooo:rsid="001ae8db" officeooo:paragraph-rsid="001ce8a4"/>
    </style:style>
    <style:style style:name="P22" style:family="paragraph" style:parent-style-name="Text_20_body">
      <style:text-properties fo:font-weight="normal" officeooo:rsid="0010fe8c" officeooo:paragraph-rsid="0010fe8c" style:font-weight-asian="normal" style:font-weight-complex="normal"/>
    </style:style>
    <style:style style:name="P23" style:family="paragraph" style:parent-style-name="Text_20_body">
      <style:text-properties fo:font-style="normal" officeooo:rsid="001ae8db" officeooo:paragraph-rsid="001ae8db" style:font-style-asian="normal" style:font-style-complex="normal"/>
    </style:style>
    <style:style style:name="P24" style:family="paragraph" style:parent-style-name="Text_20_body">
      <style:text-properties fo:font-style="normal" officeooo:rsid="002a9ac9" officeooo:paragraph-rsid="001ce8a4" style:font-style-asian="normal" style:font-style-complex="normal"/>
    </style:style>
    <style:style style:name="P25" style:family="paragraph" style:parent-style-name="Text_20_body">
      <style:text-properties officeooo:rsid="001f9111" officeooo:paragraph-rsid="0009ea90"/>
    </style:style>
    <style:style style:name="P26" style:family="paragraph" style:parent-style-name="Text_20_body">
      <style:text-properties officeooo:rsid="0012950d" officeooo:paragraph-rsid="00210f1c"/>
    </style:style>
    <style:style style:name="P27" style:family="paragraph" style:parent-style-name="Text_20_body">
      <style:text-properties officeooo:rsid="0009ea90" officeooo:paragraph-rsid="0009ea90"/>
    </style:style>
    <style:style style:name="P28" style:family="paragraph" style:parent-style-name="Text_20_body">
      <style:text-properties officeooo:rsid="002c4b19" officeooo:paragraph-rsid="002c4b19"/>
    </style:style>
    <style:style style:name="P29" style:family="paragraph" style:parent-style-name="Text_20_body">
      <style:text-properties officeooo:paragraph-rsid="002c4b19"/>
    </style:style>
    <style:style style:name="P30" style:family="paragraph" style:parent-style-name="Text_20_body">
      <style:text-properties officeooo:rsid="002e0143" officeooo:paragraph-rsid="002e0143"/>
    </style:style>
    <style:style style:name="P31" style:family="paragraph" style:parent-style-name="Text_20_body">
      <style:text-properties officeooo:rsid="002e0143" officeooo:paragraph-rsid="002f55c3"/>
    </style:style>
    <style:style style:name="P32" style:family="paragraph" style:parent-style-name="Text_20_body">
      <style:text-properties officeooo:rsid="002f6cff" officeooo:paragraph-rsid="002f6cff"/>
    </style:style>
    <style:style style:name="P33" style:family="paragraph" style:parent-style-name="Text_20_body">
      <style:text-properties officeooo:rsid="0030c465" officeooo:paragraph-rsid="0030c465"/>
    </style:style>
    <style:style style:name="P34" style:family="paragraph" style:parent-style-name="Title">
      <style:text-properties officeooo:rsid="00098f7b" officeooo:paragraph-rsid="00098f7b"/>
    </style:style>
    <style:style style:name="P35" style:family="paragraph" style:parent-style-name="Text_20_body">
      <style:text-properties officeooo:rsid="002f55c3" officeooo:paragraph-rsid="002f55c3"/>
    </style:style>
    <style:style style:name="P36" style:family="paragraph" style:parent-style-name="Text_20_body">
      <style:text-properties officeooo:rsid="002e0143" officeooo:paragraph-rsid="002f55c3"/>
    </style:style>
    <style:style style:name="P37" style:family="paragraph" style:parent-style-name="Text_20_body">
      <style:text-properties officeooo:rsid="0033035d" officeooo:paragraph-rsid="0033035d"/>
    </style:style>
    <style:style style:name="P38" style:family="paragraph" style:parent-style-name="Text_20_body">
      <style:text-properties officeooo:rsid="0033035d" officeooo:paragraph-rsid="00339a9f"/>
    </style:style>
    <style:style style:name="P39" style:family="paragraph" style:parent-style-name="Text_20_body">
      <style:text-properties fo:language="en" fo:country="US" officeooo:rsid="0033035d" officeooo:paragraph-rsid="0033035d"/>
    </style:style>
    <style:style style:name="P40" style:family="paragraph" style:parent-style-name="Text_20_body">
      <style:paragraph-properties fo:text-align="start" style:justify-single-word="false"/>
    </style:style>
    <style:style style:name="P41" style:family="paragraph" style:parent-style-name="Text_20_body">
      <style:text-properties officeooo:rsid="00339a9f" officeooo:paragraph-rsid="00339a9f"/>
    </style:style>
    <style:style style:name="P42" style:family="paragraph" style:parent-style-name="Heading_20_1">
      <style:text-properties officeooo:rsid="000d2b37" officeooo:paragraph-rsid="000d2b37"/>
    </style:style>
    <style:style style:name="P43" style:family="paragraph" style:parent-style-name="Heading_20_1">
      <style:text-properties officeooo:rsid="0010fe8c" officeooo:paragraph-rsid="0010fe8c"/>
    </style:style>
    <style:style style:name="P44" style:family="paragraph" style:parent-style-name="Heading_20_1">
      <style:text-properties officeooo:rsid="002c4b19" officeooo:paragraph-rsid="002c4b19"/>
    </style:style>
    <style:style style:name="P45" style:family="paragraph" style:parent-style-name="Heading_20_2" style:list-style-name="">
      <style:text-properties officeooo:rsid="00118c5d" officeooo:paragraph-rsid="00118c5d"/>
    </style:style>
    <style:style style:name="P46" style:family="paragraph" style:parent-style-name="Heading_20_2">
      <style:text-properties officeooo:rsid="002c4b19" officeooo:paragraph-rsid="002c4b19"/>
    </style:style>
    <style:style style:name="P47" style:family="paragraph" style:parent-style-name="Heading_20_2">
      <style:text-properties officeooo:rsid="002e0143" officeooo:paragraph-rsid="002e0143"/>
    </style:style>
    <style:style style:name="P48" style:family="paragraph" style:parent-style-name="Heading_20_2">
      <style:paragraph-properties fo:break-before="page"/>
      <style:text-properties officeooo:rsid="00118c5d" officeooo:paragraph-rsid="00118c5d"/>
    </style:style>
    <style:style style:name="P49" style:family="paragraph" style:parent-style-name="Heading_20_3">
      <style:text-properties officeooo:rsid="00120a49" officeooo:paragraph-rsid="00120a49"/>
    </style:style>
    <style:style style:name="P50" style:family="paragraph" style:parent-style-name="Heading_20_3" style:list-style-name="">
      <style:text-properties officeooo:rsid="0012950d" officeooo:paragraph-rsid="0012950d"/>
    </style:style>
    <style:style style:name="P51" style:family="paragraph" style:parent-style-name="Heading_20_3" style:list-style-name="">
      <style:text-properties officeooo:rsid="002f6cff" officeooo:paragraph-rsid="002f6cff"/>
    </style:style>
    <style:style style:name="P52" style:family="paragraph" style:parent-style-name="Heading_20_3">
      <style:text-properties officeooo:rsid="002f6cff" officeooo:paragraph-rsid="002f6cff"/>
    </style:style>
    <style:style style:name="P53" style:family="paragraph" style:parent-style-name="Heading_20_3">
      <style:paragraph-properties fo:break-before="page"/>
      <style:text-properties officeooo:rsid="0012950d" officeooo:paragraph-rsid="0012950d"/>
    </style:style>
    <style:style style:name="P54" style:family="paragraph" style:parent-style-name="Heading_20_3">
      <style:paragraph-properties fo:break-before="page"/>
      <style:text-properties officeooo:rsid="002f6cff" officeooo:paragraph-rsid="002f6c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ea90" style:font-weight-asian="bold" style:font-weight-complex="bold"/>
    </style:style>
    <style:style style:name="T3" style:family="text">
      <style:text-properties fo:font-weight="bold" officeooo:rsid="001cf015" style:font-weight-asian="bold" style:font-weight-complex="bold"/>
    </style:style>
    <style:style style:name="T4" style:family="text">
      <style:text-properties fo:font-weight="bold" officeooo:rsid="002f55c3" style:font-weight-asian="bold" style:font-weight-complex="bold"/>
    </style:style>
    <style:style style:name="T5" style:family="text">
      <style:text-properties fo:font-weight="bold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ea90" style:font-weight-asian="normal" style:font-weight-complex="normal"/>
    </style:style>
    <style:style style:name="T8" style:family="text">
      <style:text-properties fo:font-weight="normal" officeooo:rsid="00118c5d" style:font-weight-asian="normal" style:font-weight-complex="normal"/>
    </style:style>
    <style:style style:name="T9" style:family="text">
      <style:text-properties fo:font-weight="normal" officeooo:rsid="00120a49" style:font-weight-asian="normal" style:font-weight-complex="normal"/>
    </style:style>
    <style:style style:name="T10" style:family="text">
      <style:text-properties fo:font-weight="normal" officeooo:rsid="00158b7a" style:font-weight-asian="normal" style:font-weight-complex="normal"/>
    </style:style>
    <style:style style:name="T11" style:family="text">
      <style:text-properties fo:font-weight="normal" officeooo:rsid="001cf015" style:font-weight-asian="normal" style:font-weight-complex="normal"/>
    </style:style>
    <style:style style:name="T12" style:family="text">
      <style:text-properties fo:font-weight="normal" officeooo:rsid="002170bc" style:font-weight-asian="normal" style:font-weight-complex="normal"/>
    </style:style>
    <style:style style:name="T13" style:family="text">
      <style:text-properties fo:font-weight="normal" officeooo:rsid="002c1b7a" style:font-weight-asian="normal" style:font-weight-complex="normal"/>
    </style:style>
    <style:style style:name="T14" style:family="text">
      <style:text-properties officeooo:rsid="000f03b5"/>
    </style:style>
    <style:style style:name="T15" style:family="text">
      <style:text-properties officeooo:rsid="000f8c1a"/>
    </style:style>
    <style:style style:name="T16" style:family="text">
      <style:text-properties officeooo:rsid="000fe963"/>
    </style:style>
    <style:style style:name="T17" style:family="text">
      <style:text-properties officeooo:rsid="0010fe8c"/>
    </style:style>
    <style:style style:name="T18" style:family="text">
      <style:text-properties officeooo:rsid="00118c5d"/>
    </style:style>
    <style:style style:name="T19" style:family="text">
      <style:text-properties fo:language="fr" fo:country="FR"/>
    </style:style>
    <style:style style:name="T20" style:family="text">
      <style:text-properties fo:language="fr" fo:country="FR" fo:font-weight="bold"/>
    </style:style>
    <style:style style:name="T21" style:family="text">
      <style:text-properties fo:language="fr" fo:country="FR" fo:font-weight="bold" style:font-weight-asian="normal" style:font-weight-complex="normal"/>
    </style:style>
    <style:style style:name="T22" style:family="text">
      <style:text-properties fo:language="fr" fo:country="FR" fo:font-weight="normal" style:font-weight-asian="normal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weight="bold"/>
    </style:style>
    <style:style style:name="T25" style:family="text">
      <style:text-properties fo:language="en" fo:country="US" officeooo:rsid="002c1b7a"/>
    </style:style>
    <style:style style:name="T26" style:family="text">
      <style:text-properties fo:language="en" fo:country="US" officeooo:rsid="002d5ade"/>
    </style:style>
    <style:style style:name="T27" style:family="text">
      <style:text-properties fo:language="en" fo:country="US" fo:font-style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94a4a" style:font-style-asian="italic" style:font-style-complex="italic"/>
    </style:style>
    <style:style style:name="T30" style:family="text">
      <style:text-properties officeooo:rsid="0013e341"/>
    </style:style>
    <style:style style:name="T31" style:family="text">
      <style:text-properties officeooo:rsid="00158b7a"/>
    </style:style>
    <style:style style:name="T32" style:family="text">
      <style:text-properties officeooo:rsid="00168d19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94a4a" style:font-style-asian="normal" style:font-style-complex="normal"/>
    </style:style>
    <style:style style:name="T35" style:family="text">
      <style:text-properties fo:font-style="normal" officeooo:rsid="001ce8a4" style:font-style-asian="normal" style:font-style-complex="normal"/>
    </style:style>
    <style:style style:name="T36" style:family="text">
      <style:text-properties fo:font-style="normal" officeooo:rsid="00293a7d" style:font-style-asian="normal" style:font-style-complex="normal"/>
    </style:style>
    <style:style style:name="T37" style:family="text">
      <style:text-properties fo:font-style="normal" officeooo:rsid="002a9ac9" style:font-style-asian="normal" style:font-style-complex="normal"/>
    </style:style>
    <style:style style:name="T38" style:family="text">
      <style:text-properties fo:font-style="normal" officeooo:rsid="002c1b7a" style:font-style-asian="normal" style:font-style-complex="normal"/>
    </style:style>
    <style:style style:name="T39" style:family="text">
      <style:text-properties officeooo:rsid="001805a4"/>
    </style:style>
    <style:style style:name="T40" style:family="text">
      <style:text-properties officeooo:rsid="0019be43"/>
    </style:style>
    <style:style style:name="T41" style:family="text">
      <style:text-properties officeooo:rsid="001db8e1"/>
    </style:style>
    <style:style style:name="T42" style:family="text">
      <style:text-properties officeooo:rsid="002170bc"/>
    </style:style>
    <style:style style:name="T43" style:family="text">
      <style:text-properties officeooo:rsid="002263d6"/>
    </style:style>
    <style:style style:name="T44" style:family="text">
      <style:text-properties officeooo:rsid="002a9ac9"/>
    </style:style>
    <style:style style:name="T45" style:family="text">
      <style:text-properties officeooo:rsid="002c1b7a"/>
    </style:style>
    <style:style style:name="T46" style:family="text">
      <style:text-properties officeooo:rsid="002d5ade"/>
    </style:style>
    <style:style style:name="T47" style:family="text">
      <style:text-properties officeooo:rsid="002f55c3"/>
    </style:style>
    <style:style style:name="T48" style:family="text">
      <style:text-properties officeooo:rsid="0030c465"/>
    </style:style>
    <style:style style:name="T49" style:family="text">
      <style:text-properties officeooo:rsid="00339a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Syntax and Semantics of SPARK Classic <text:span text:style-name="T15">Aspects and </text:span>Pragmas</text:p>
      <text:h text:style-name="P42" text:outline-level="1"><text:span text:style-name="T18">1 </text:span>Introduction</text:h>
      <text:p text:style-name="P6">SPARK Classic annotations are translated into Ada 2012 aspects or pragmas in order for the front-end to parse them.</text:p>
      <text:p text:style-name="P6">Whether an annotation is translated into an aspect or pragma depends on its placement. <text:s/>If it is where a pragma is allowed in Ada, it is translated into an equivalent pragma. <text:s/>If the annotation is in a place where a pragma is not legal but an aspect <text:span text:style-name="T16">specification is legal then, an aspect is used. <text:s/>Aspects are translated into equivalent pragmas by the front-end.</text:span></text:p>
      <text:p text:style-name="P7">When using an aspect the annotation translator must be aware whether the annotation occurs within an aspect specification, (no <text:span text:style-name="T1">with</text:span><text:span text:style-name="T6"> required) or whether it is part of a new aspect specification (</text:span><text:span text:style-name="T1">with</text:span><text:span text:style-name="T6"> required). <text:s/>A further complication is if the annotation is the start of a new aspect specification, then any further aspects applied to the same entity should not be preceded by a </text:span><text:span text:style-name="T1">with</text:span><text:span text:style-name="T6">.</text:span></text:p>
      <text:p text:style-name="P22">The following sections describe the syntax of each SPARK Classic annotation and its translation into an equivalent aspect, pragma or both. <text:s/>Every SPARK_Classic aspect or pragma has an identifier starting with “Classic_”. <text:s/>For each annotation, the syntax of the annotation is given followed by the syntax of the SPARK Classic aspect or pragma.</text:p>
      <text:p text:style-name="P4"><text:span text:style-name="T17">The </text:span><text:s/><text:span text:style-name="T17">SPARK Classic aspects and pragmas </text:span>are not intended to be used directly by the programmer but are translated by the SPARK_Classic adapted front-end from the SPARK annotation to the pragma or the equivalent aspect. <text:s/>For this reason the pragma syntax is determined by the ease of trans<text:span text:style-name="T17">l</text:span>ation <text:span text:style-name="T17">rather than</text:span> the ease of programming. <text:s/>A programmer may use the SPARK_Classic pragmas but an Ada compiler may report an unknown pragma warning. <text:s/>A programmer cannot use the equivalent aspect as these will be rejected by an Ada compiler with an error stating the aspect is unknown.</text:p>
      <text:h text:style-name="P43" text:outline-level="1"><text:span text:style-name="T18">2 </text:span>Own and Own Refinement Annotation</text:h>
      <text:p text:style-name="P8">Both the own and own refinement annotation are placed where a pragma is not legal (immediately before the <text:span text:style-name="T1">is</text:span><text:span text:style-name="T6"> in a package declaration or package body) so own and own refinement annotations are always translated into an aspect as an aspect specification is permitted in these contexts. <text:s/></text:span><text:span text:style-name="T11">The aspect is translated into an equivalent pragma by the front-end and placed immediately after the </text:span><text:span text:style-name="T3">is </text:span><text:span text:style-name="T11">in the package declaration or body. <text:s/>A programmer may place similarly a Classic_Own or Classic_Own_Refinement pragma, rather than an annotation, following a similar syntax as for the corresponding aspect.</text:span></text:p>
      <text:p text:style-name="P9"><text:span text:style-name="T8">Both the </text:span><text:span text:style-name="T13">o</text:span><text:span text:style-name="T8">wn </text:span><text:span text:style-name="T13">object</text:span><text:span text:style-name="T8"> and own </text:span><text:span text:style-name="T13">object</text:span><text:span text:style-name="T8"> refinement annotations begin with </text:span><text:span text:style-name="T21">-#</text:span><text:span text:style-name="T22"> </text:span><text:span text:style-name="T21">own.</text:span></text:p>
      <text:p text:style-name="P10"><text:span text:style-name="T9">own_annotation ::= </text:span><text:span text:style-name="T5">-# own </text:span><text:span text:style-name="T9">own_</text:span><text:span text:style-name="T13">object</text:span><text:span text:style-name="T9">_or_refinement ;</text:span></text:p>
      <text:p text:style-name="P11"><text:span text:style-name="T9">o</text:span><text:span text:style-name="T6">wn_</text:span><text:span text:style-name="T13">object</text:span><text:span text:style-name="T6">_or_refinement ::= own_</text:span><text:span text:style-name="T13">object</text:span><text:span text:style-name="T6">_specifications | own_refinement_clauses</text:span></text:p>
      <text:h text:style-name="P45" text:outline-level="2"/>
      <text:h text:style-name="P48" text:outline-level="2">2.1 Own <text:span text:style-name="T45">Object</text:span></text:h>
      <text:h text:style-name="P49" text:outline-level="3">2.1.1 Own <text:span text:style-name="T45">Object</text:span> Annotation</text:h>
      <text:p text:style-name="P13">own_<text:span text:style-name="T45">object</text:span>_clause ::= --# <text:span text:style-name="T1">own</text:span> own_<text:span text:style-name="T45">object</text:span>_specification {own_<text:span text:style-name="T45">object</text:span>_specification}</text:p>
      <text:p text:style-name="P16"> <text:span text:style-name="T23">+    own_</text:span><text:span text:style-name="T25">object</text:span><text:span text:style-name="T23">_specification ::= own_</text:span><text:span text:style-name="T25">object</text:span><text:span text:style-name="T23">_list [ : subtype_mark ] [ ( property_list ) ];</text:span></text:p>
      <text:p text:style-name="P16"> <text:span text:style-name="T23">+    own_</text:span><text:span text:style-name="T25">object</text:span><text:span text:style-name="T23">_list ::= own_</text:span><text:span text:style-name="T25">object</text:span><text:span text:style-name="T23">_modifier own_</text:span><text:span text:style-name="T25">object</text:span><text:span text:style-name="T23"><text:line-break/>                                                {, own_</text:span><text:span text:style-name="T25">object</text:span><text:span text:style-name="T23">_modifier own_</text:span><text:span text:style-name="T25">object</text:span><text:span text:style-name="T23"> }</text:span></text:p>
      <text:p text:style-name="P15"> <text:span text:style-name="T23">+    own_</text:span><text:span text:style-name="T25">object</text:span><text:span text:style-name="T23">_modifier ::=  </text:span><text:span text:style-name="T24">in</text:span><text:span text:style-name="T23"> | </text:span><text:span text:style-name="T24">out</text:span><text:span text:style-name="T23"> | </text:span><text:span text:style-name="T24">task</text:span><text:span text:style-name="T23"> | </text:span><text:span text:style-name="T24">protected</text:span><text:span text:style-name="T23"> | </text:span><text:span text:style-name="T24">protected</text:span><text:span text:style-name="T23"> </text:span><text:span text:style-name="T24">in</text:span><text:span text:style-name="T23"> | </text:span><text:span text:style-name="T24">protected</text:span><text:span text:style-name="T23"> </text:span><text:span text:style-name="T24">out</text:span></text:p>
      <text:p text:style-name="P15"> <text:span text:style-name="T23">+    own_</text:span><text:span text:style-name="T25">object</text:span><text:span text:style-name="T23"> ::= direct_name</text:span></text:p>
      <text:p text:style-name="P15"> <text:span text:style-name="T23">+    property_list ::= property {</text:span><text:span text:style-name="T24">,</text:span><text:span text:style-name="T23"> property}</text:span></text:p>
      <text:p text:style-name="P15"> <text:span text:style-name="T23">+    property ::= name_property | name_value_property</text:span></text:p>
      <text:p text:style-name="P15"> <text:span text:style-name="T23">+    name_property ::= </text:span><text:span text:style-name="T24">delay </text:span><text:span text:style-name="T23">| identifier</text:span></text:p>
      <text:p text:style-name="P15"> <text:span text:style-name="T23">+    name_value_property ::= identifier =&gt; aggregate | identifier =&gt; expression</text:span></text:p>
      <text:h text:style-name="P50" text:outline-level="3"/>
      <text:h text:style-name="P53" text:outline-level="3">2.1.2 Classic_Own aspect</text:h>
      <text:p text:style-name="P26">own_<text:span text:style-name="T45">object</text:span>_aspect ::= Classic_Own =&gt;</text:p>
      <text:p text:style-name="P26"><text:span text:style-name="T30"><text:s text:c="4"/>(</text:span>own_<text:span text:style-name="T45">object</text:span>_specification <text:span text:style-name="T30">{, own_object_specification})</text:span></text:p>
      <text:p text:style-name="P3">own_<text:span text:style-name="T45">object</text:span>_specification ::= </text:p>
      <text:p text:style-name="P2"><text:span text:style-name="T42"><text:s text:c="4"/>(</text:span>own_<text:span text:style-name="T45">object</text:span>_<text:span text:style-name="T30">list <text:s/>[</text:span><text:span text:style-name="T2">with</text:span><text:span text:style-name="T7"> propert</text:span><text:span text:style-name="T10">y_list</text:span><text:span text:style-name="T7">]</text:span><text:span text:style-name="T12">)</text:span></text:p>
      <text:p text:style-name="P1">own_<text:span text:style-name="T45">object</text:span>_<text:span text:style-name="T31">list</text:span> ::= </text:p>
      <text:p text:style-name="P25"><text:s text:c="4"/><text:span text:style-name="T43">(</text:span>modified_own_<text:span text:style-name="T45">object</text:span> {, modified_own_<text:span text:style-name="T45">object</text:span>}<text:span text:style-name="T43">)</text:span></text:p>
      <text:p text:style-name="P1">modified_own_<text:span text:style-name="T45">object</text:span> ::=</text:p>
      <text:p text:style-name="P1"><text:s text:c="3"/><text:span text:style-name="T14">own_object_</text:span>modifier =&gt; own_<text:span text:style-name="T45">object</text:span></text:p>
      <text:p text:style-name="P17">own_<text:span text:style-name="T45">object</text:span>_modifier ::=</text:p>
      <text:p text:style-name="P17"><text:s text:c="3"/><text:span text:style-name="T41">Plain | </text:span><text:s/>External_In | External_Out | Own_Task | Protected_Own | Protected_In | Protected_Out </text:p>
      <text:p text:style-name="P27">property_list ::= <text:span text:style-name="T32">property {, property}</text:span></text:p>
      <text:p text:style-name="P5">property ::=</text:p>
      <text:p text:style-name="P5"><text:s text:c="4"/><text:span text:style-name="T32">O</text:span>wn_<text:span text:style-name="T32">T</text:span>ype =&gt; type_mark</text:p>
      <text:p text:style-name="P18"><text:s text:c="2"/>| Integrity =&gt; <text:span text:style-name="T28">static_</text:span><text:span text:style-name="T33">expression</text:span></text:p>
      <text:p text:style-name="P18"><text:span text:style-name="T33"><text:s text:c="2"/></text:span><text:span text:style-name="T34">| Priority =&gt; </text:span><text:span text:style-name="T29">static_</text:span><text:span text:style-name="T34">expression</text:span></text:p>
      <text:p text:style-name="P18"><text:span text:style-name="T33"><text:s text:c="2"/></text:span><text:span text:style-name="T34">| Suspendable =&gt; True</text:span></text:p>
      <text:p text:style-name="P18"><text:span text:style-name="T34"><text:s text:c="2"/></text:span><text:span text:style-name="T36">| Suspends =&gt; </text:span><text:span text:style-name="T37">applies_to</text:span><text:span text:style-name="T36">_own_</text:span><text:span text:style-name="T38">objects</text:span></text:p>
      <text:p text:style-name="P18"><text:s text:c="2"/>| <text:span text:style-name="T39">Interrupt =&gt; interrupt_specification</text:span></text:p>
      <text:p text:style-name="P18"><text:s text:c="2"/><text:span text:style-name="T39">| Protects =&gt; applies_to_own_objects</text:span></text:p>
      <text:p text:style-name="P19">interrupt_specification ::=</text:p>
      <text:p text:style-name="P19"><text:s text:c="4"/>True</text:p>
      <text:p text:style-name="P19"><text:s text:c="2"/>| (<text:span text:style-name="T40">interrupt_association {, interrupt_association})</text:span></text:p>
      <text:p text:style-name="P20">interrupt_association ::=</text:p>
      <text:p text:style-name="P20"><text:s text:c="4"/><text:span text:style-name="T28">interrupt_handler_</text:span>name =&gt; <text:span text:style-name="T28">interrupt_source_</text:span><text:span text:style-name="T33">name</text:span></text:p>
      <text:p text:style-name="P23"><text:span text:style-name="T44">applies_to_own_objects</text:span> ::=</text:p>
      <text:p text:style-name="P20"><text:span text:style-name="T33"><text:s text:c="4"/></text:span><text:span text:style-name="T35">own_</text:span><text:span text:style-name="T38">object</text:span></text:p>
      <text:p text:style-name="P21"><text:span text:style-name="T33"><text:s text:c="2"/></text:span><text:span text:style-name="T35">| (own_</text:span><text:span text:style-name="T38">object</text:span><text:span text:style-name="T35"> {, own_</text:span><text:span text:style-name="T38">object</text:span><text:span text:style-name="T35">})</text:span></text:p>
      <text:p text:style-name="P21"><text:span text:style-name="T35">own_</text:span><text:span text:style-name="T38">object</text:span><text:span text:style-name="T35"> ::= </text:span><text:span text:style-name="T38">direct_name</text:span></text:p>
      <text:p text:style-name="P24"/>
      <text:h text:style-name="P51" text:outline-level="3"/>
      <text:h text:style-name="P54" text:outline-level="3">2.2.1 Classic Refinement Annotation</text:h>
      <text:p text:style-name="P12">+    refinement_definition ::=</text:p>
      <text:p text:style-name="P15">            <text:span text:style-name="T20">--#</text:span><text:span text:style-name="T19"> </text:span><text:span text:style-name="T20">own </text:span><text:span text:style-name="T19">refinement_clause { </text:span><text:span text:style-name="T20">&amp; </text:span><text:span text:style-name="T19">refinement_clause } ;</text:span></text:p>
      <text:p text:style-name="P15"> <text:span text:style-name="T19">+    refinement_clause ::=</text:span></text:p>
      <text:p text:style-name="P15">            <text:span text:style-name="T19">subject </text:span><text:span text:style-name="T20">is </text:span><text:span text:style-name="T19">constituent_list</text:span></text:p>
      <text:p text:style-name="P15"> <text:span text:style-name="T19">+    subject ::= direct_name</text:span></text:p>
      <text:p text:style-name="P15"> <text:span text:style-name="T19">+    constituent_list ::= mode constituent { , mode constituent }</text:span></text:p>
      <text:p text:style-name="P15"> <text:span text:style-name="T23">+    constituent ::= [ </text:span><text:span text:style-name="T27">package</text:span><text:span text:style-name="T23">_name . ] direct_name</text:span></text:p>
      <text:p text:style-name="P15"> </text:p>
      <text:h text:style-name="P52" text:outline-level="3">2.2.2 Own Refinement Aspect</text:h>
      <text:p text:style-name="P32">refinment_aspect ::= Classic_Refine =&gt; (refinement_clause {, refinement_clause})</text:p>
      <text:p text:style-name="P32">refinement_clause ::= (own_object with constituent_list)</text:p>
      <text:p text:style-name="P32">constituent_list ::= <text:span text:style-name="T48">refinement_mode =&gt; constituent {, refinement_mode =&gt; constituent}</text:span></text:p>
      <text:p text:style-name="P33">refinement_mode ::= Plain | External_In | External_Out</text:p>
      <text:p text:style-name="P33">constituent ::= [ package_name . ] direct_name</text:p>
      <text:h text:style-name="P44" text:outline-level="1">3 Global<text:span text:style-name="T46">s</text:span></text:h>
      <text:p text:style-name="P28">A global annotation applied to a subprogram declaration appears after the “;” of the declaration and therefore has to be represented as a pragma as an aspect is not allowed in this position.</text:p>
      <text:p text:style-name="P28">A global annotation on applied to a subprogram body is placed before the “<text:span text:style-name="T1">is</text:span>” of the body and can only be represented by an aspect.</text:p>
      <text:h text:style-name="P46" text:outline-level="2">3.1 Global Annotation</text:h>
      <text:p text:style-name="P14">+    global_definition ::=</text:p>
      <text:p text:style-name="P15">            <text:span text:style-name="T24">--#</text:span><text:span text:style-name="T23"> </text:span><text:span text:style-name="T24">global </text:span><text:span text:style-name="T23">[global_mode] global_</text:span><text:span text:style-name="T26">object</text:span><text:span text:style-name="T23">_list ; { [global_mode] global_</text:span><text:span text:style-name="T26">object</text:span><text:span text:style-name="T23">_list ; }</text:span></text:p>
      <text:p text:style-name="P15"> <text:span text:style-name="T23">+    global_mode ::= </text:span><text:span text:style-name="T24">in</text:span><text:span text:style-name="T23"> | </text:span><text:span text:style-name="T24">in</text:span><text:span text:style-name="T23"> </text:span><text:span text:style-name="T24">out</text:span><text:span text:style-name="T23"> | </text:span><text:span text:style-name="T24">out</text:span></text:p>
      <text:p text:style-name="P15"> <text:span text:style-name="T23">+    global_</text:span><text:span text:style-name="T26">object</text:span><text:span text:style-name="T23">_list ::= global_</text:span><text:span text:style-name="T26">object</text:span><text:span text:style-name="T23"> { , global_</text:span><text:span text:style-name="T26">object</text:span><text:span text:style-name="T23"> } </text:span></text:p>
      <text:p text:style-name="P15"> <text:span text:style-name="T23">+    global_</text:span><text:span text:style-name="T26">object</text:span><text:span text:style-name="T23"> ::= entire_</text:span><text:span text:style-name="T26">object</text:span><text:span text:style-name="T23"> </text:span></text:p>
      <text:p text:style-name="P15"> <text:span text:style-name="T23">+    entire_</text:span><text:span text:style-name="T26">object</text:span><text:span text:style-name="T23"> ::= [ package_name . ]  direct_name</text:span></text:p>
      <text:p text:style-name="P29"/>
      <text:h text:style-name="P47" text:outline-level="2">3.2 Global Aspect and Pragma</text:h>
      <text:p text:style-name="P30">global_aspect <text:s text:c="3"/>::= Classic_Global =&gt; globals</text:p>
      <text:p text:style-name="P30">global_pragma ::= Classic_Global (globals)</text:p>
      <text:p text:style-name="P30">globals ::= <text:span text:style-name="T1">null</text:span> |</text:p>
      <text:p text:style-name="P30"><text:s text:c="17"/>(global_definition {, global_definition})</text:p>
      <text:p text:style-name="P31"><text:soft-page-break/>global_definition := <text:span text:style-name="T47">(global_mode </text:span><text:span text:style-name="T4">with</text:span><text:span text:style-name="T47"> global_object_list)</text:span></text:p>
      <text:p text:style-name="P35">global_mode ::= Plain | Input | Output | In_Out</text:p>
      <text:p text:style-name="P35">global_object_list ::= global_object {, global_object}</text:p>
      <text:p text:style-name="P35">global_object ::= entire_object</text:p>
      <text:p text:style-name="P31"><text:span text:style-name="T47">entire_object ::= [package_name . ] direct_name</text:span> </text:p>
      <text:p text:style-name="P31"/>
      <text:p text:style-name="P39">+    dependency_relation ::= </text:p>
      <text:p text:style-name="P15">            <text:span text:style-name="T24">--#</text:span><text:span text:style-name="T23"> </text:span><text:span text:style-name="T24">derives </text:span><text:span text:style-name="T23">[dependency_clause { </text:span><text:span text:style-name="T24">&amp;</text:span><text:span text:style-name="T23"> dependency_clause } [</text:span><text:span text:style-name="T24">&amp;</text:span><text:span text:style-name="T23"> null_dependency_clause]] ; </text:span></text:p>
      <text:p text:style-name="P15">       <text:span text:style-name="T23">|    </text:span><text:span text:style-name="T24">--# derives</text:span><text:span text:style-name="T23"> null_dependency_clause ;</text:span></text:p>
      <text:p text:style-name="P15"> <text:span text:style-name="T23">+    dependency_clause ::=  </text:span></text:p>
      <text:p text:style-name="P15">            <text:span text:style-name="T23">exported_variable_list </text:span><text:span text:style-name="T24">from </text:span><text:span text:style-name="T23">[ imported_variable_list ] </text:span></text:p>
      <text:p text:style-name="P15"> <text:span text:style-name="T23">+    exported_variable_list ::= exported_variable { , exported_variable } </text:span></text:p>
      <text:p text:style-name="P15"> <text:span text:style-name="T23">+    exported_variable ::= entire_variable </text:span></text:p>
      <text:p text:style-name="P15"> <text:span text:style-name="T23">+    imported_variable_list ::= *  |  [ * , ] imported_variable { , imported_variable } </text:span></text:p>
      <text:p text:style-name="P15"> <text:span text:style-name="T23">+    imported_variable ::= entire_variable </text:span></text:p>
      <text:p text:style-name="P15"> <text:span text:style-name="T23">+    null_dependency_clause ::= </text:span><text:span text:style-name="T24">null from </text:span><text:span text:style-name="T23">imported_variable { , imported_variable }</text:span></text:p>
      <text:p text:style-name="P37"/>
      <text:p text:style-name="P37">derives</text:p>
      <text:p text:style-name="P38">derives_aspect ::= Classic_Derives =&gt; <text:span text:style-name="T49">dependency_relation</text:span></text:p>
      <text:p text:style-name="P37">derives_pragma ::<text:span text:style-name="T49">= Classic_Derives (dependency_relation)</text:span> <text:s/></text:p>
      <text:p text:style-name="P38"><text:span text:style-name="T49">dependency_relation ::= (dependency_clause {, dependency_clause})</text:span></text:p>
      <text:p text:style-name="P41">dependency_clause ::= (exports <text:span text:style-name="T1">with</text:span> imports)</text:p>
      <text:p text:style-name="P41">exports ::= <text:span text:style-name="T1">null</text:span><text:span text:style-name="T6"> |</text:span></text:p>
      <text:p text:style-name="P41"><text:span text:style-name="T6"><text:s text:c="18"/>(entire_object {, entire_object})</text:span></text:p>
      <text:p text:style-name="P41"><text:span text:style-name="T6">imports ::= </text:span><text:span text:style-name="T1">null </text:span><text:span text:style-name="T6">|</text:span></text:p>
      <text:p text:style-name="P41"><text:span text:style-name="T6"><text:s text:c="18"/>entire_object {, entire_object}</text:span></text:p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6T12:03:46.945758144</meta:creation-date>
    <dc:date>2022-07-12T17:15:23.072190712</dc:date>
    <meta:editing-duration>PT10H29M40S</meta:editing-duration>
    <meta:editing-cycles>17</meta:editing-cycles>
    <meta:generator>LibreOffice/6.1.5.2$Linux_X86_64 LibreOffice_project/10$Build-2</meta:generator>
    <meta:document-statistic meta:table-count="0" meta:image-count="0" meta:object-count="0" meta:page-count="5" meta:paragraph-count="106" meta:word-count="949" meta:character-count="7125" meta:non-whitespace-character-count="5929"/>
  </office:meta>
</office:document-meta>
</file>